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Calibri3" svg:font-family="Calibri"/>
    <style:font-face style:name="Lohit Marathi2" svg:font-family="'Lohit Marathi'"/>
    <style:font-face style:name="Times New Roman1" svg:font-family="'Times New Roman'" style:font-family-generic="roman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rathi1" svg:font-family="'Lohit Marath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6.653cm" style:use-optimal-column-width="false"/>
    </style:style>
    <style:style style:name="co2" style:family="table-column">
      <style:table-column-properties style:column-width="5.924cm" style:use-optimal-column-width="false"/>
    </style:style>
    <style:style style:name="co3" style:family="table-column">
      <style:table-column-properties style:column-width="7.587cm" style:use-optimal-column-width="false"/>
    </style:style>
    <style:style style:name="co4" style:family="table-column">
      <style:table-column-properties style:column-width="11.46cm" style:use-optimal-column-width="false"/>
    </style:style>
    <style:style style:name="co5" style:family="table-column">
      <style:table-column-properties style:column-width="11.463cm" style:use-optimal-column-width="false"/>
    </style:style>
    <style:style style:name="ro1" style:family="table-row">
      <style:table-row-properties style:row-height="0.968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line-height="100%" fo:text-align="justify"/>
    </style:style>
    <style:style style:name="P6" style:family="paragraph">
      <style:paragraph-properties fo:text-align="center"/>
      <style:text-properties fo:color="#000000" style:font-name="Times New Roman1" fo:font-weight="bold" style:font-weight-asian="bold" style:font-weight-complex="bold"/>
    </style:style>
    <style:style style:name="P7" style:family="paragraph">
      <style:text-properties fo:color="#000000" style:font-name="Times New Roman1"/>
    </style:style>
    <style:style style:name="P8" style:family="paragraph">
      <style:paragraph-properties fo:text-align="center"/>
      <style:text-properties fo:color="#000000" style:font-name="Times New Roman1"/>
    </style:style>
    <style:style style:name="P9" style:family="paragraph">
      <style:paragraph-properties fo:text-align="start" style:text-autospace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6pt" fo:letter-spacing="normal" fo:font-style="normal" fo:text-shadow="none" style:text-underline-style="none" fo:font-weight="normal" style:letter-kerning="true" style:font-name-asian="Arial1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32pt" fo:letter-spacing="normal" fo:font-style="normal" fo:text-shadow="none" style:text-underline-style="none" fo:font-weight="normal" style:letter-kerning="true" style:font-name-asian="Arial1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6pt" fo:letter-spacing="normal" fo:language="pt" fo:country="BR" fo:font-style="normal" fo:text-shadow="none" style:text-underline-style="none" fo:font-weight="normal" style:letter-kerning="true" style:font-name-asian="Arial1" style:font-size-asian="26pt" style:language-asian="ar" style:country-asian="SA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7.6cm" presentation:class="title" presentation:user-transformed="true">
          <draw:text-box>
            <text:p text:style-name="P1"><text:span text:style-name="T1">InfoSaúde</text:span><text:span text:style-name="T1"><text:line-break/></text:span><text:span text:style-name="T1">Plano de Projeto</text:span><text:span text:style-name="T1"><text:line-break/></text:span><text:span text:style-name="T2">Primeira Iteraçã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Agenda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Agenda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bjetivos do Projeto</text:span></text:p>
              </text:list-item>
              <text:list-item>
                <text:p text:style-name="P3"><text:span text:style-name="T3">Equipe e Papéis</text:span></text:p>
              </text:list-item>
              <text:list-item>
                <text:p text:style-name="P3"><text:span text:style-name="T3">Stakeholders do Projeto</text:span></text:p>
              </text:list-item>
              <text:list-item>
                <text:p text:style-name="P3"><text:span text:style-name="T3">Escopo do Projeto</text:span></text:p>
              </text:list-item>
              <text:list-item>
                <text:p text:style-name="P3"><text:span text:style-name="T3">Premissas</text:span></text:p>
              </text:list-item>
              <text:list-item>
                <text:p text:style-name="P3"><text:span text:style-name="T3">Restrições</text:span></text:p>
              </text:list-item>
              <text:list-item>
                <text:p text:style-name="P3"><text:span text:style-name="T3">Riscos</text:span></text:p>
              </text:list-item>
            </text:list>
            <text:p text:style-name="P3"><text:span text:style-name="T3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Objetivos do Projeto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tivos do Projeto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bjetivo Geral</text:span></text:p>
              </text:list-item>
            </text:list>
            <text:p text:style-name="P5"><text:span text:style-name="T4"><text:s/></text:span><text:span text:style-name="T4"><text:tab/></text:span></text:p>
            <text:p text:style-name="P5"><text:span text:style-name="T4"><text:s/></text:span><text:span text:style-name="T4"><text:tab/></text:span><text:span text:style-name="T4">Auxiliar a rotina diária de trabalho dos Agentes Comunitários de Saúde e Vacinadores de uma Unidade Básica de Saúde, mediante desenvolvimento de uma ferramenta informatizada que ofereça suporte às atividades destes profissionais: o InfoSaude ACS</text:span><text:span text:style-name="T5">.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tivos do Projeto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bjetivos Específicos</text:span></text:p>
              </text:list-item>
            </text:list>
            <text:p text:style-name="P5"><text:span text:style-name="T4"><text:s/></text:span><text:span text:style-name="T4"><text:tab/></text:span></text:p>
            <text:list text:style-name="L3">
              <text:list-item>
                <text:list>
                  <text:list-item>
                    <text:p text:style-name="P5"><text:span text:style-name="T6">Analisar formas de reduzir ou eliminar a ocorrência de erros no ato de registro das atividades e preenchimento de dados dos pacientes da UBS, tanto pelo vacinador quanto pelo AC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tivos do Projeto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bjetivos Específicos</text:span></text:p>
              </text:list-item>
            </text:list>
            <text:p text:style-name="P5"><text:span text:style-name="T4"><text:s/></text:span><text:span text:style-name="T4"><text:tab/></text:span></text:p>
            <text:list text:style-name="L3">
              <text:list-item>
                <text:list>
                  <text:list-item>
                    <text:p text:style-name="P5"><text:span text:style-name="T4">Verificar recursos para reduzir ou eliminar a necessidade de utilização de fichas de papel na realização das atividades diárias dos ACS’s e vacinadores;</text:span></text:p>
                    <text:p text:style-name="P5"><text:span text:style-name="T4"/></text:p>
                  </text:list-item>
                  <text:list-item>
                    <text:p text:style-name="P5"><text:span text:style-name="T4">Reduzir o tempo necessário de consolidação dos dados coletados durante um determinado período de temp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bjetivos do Projeto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Objetivos Específicos</text:span></text:p>
              </text:list-item>
            </text:list>
            <text:p text:style-name="P5"><text:span text:style-name="T4"><text:s/></text:span><text:span text:style-name="T4"><text:tab/></text:span></text:p>
            <text:list text:style-name="L3">
              <text:list-item>
                <text:list>
                  <text:list-item>
                    <text:p text:style-name="P5"><text:span text:style-name="T4">Reduzir ou eliminar a ocorrência de casos de vacinação atrasada;</text:span></text:p>
                    <text:p text:style-name="P5"><text:span text:style-name="T4"/></text:p>
                  </text:list-item>
                  <text:list-item>
                    <text:p text:style-name="P5"><text:span text:style-name="T6">Reduzir a carga de trabalho manual dos vacinadores e ACS'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Equipe e Papéis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quipe e Papéis</text:span></text:p>
          </draw:text-box>
        </draw:frame>
        <draw:frame draw:style-name="standard" draw:layer="layout" svg:width="20.163cm" svg:height="9.603cm" svg:x="2.767cm" svg:y="6.96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apel</text:p>
              </table:table-cell>
              <table:table-cell>
                <text:p text:style-name="P6">Responsável</text:p>
              </table:table-cell>
              <table:table-cell>
                <text:p text:style-name="P6">Backup</text:p>
              </table:table-cell>
            </table:table-row>
            <table:table-row table:style-name="ro2" table:default-cell-style-name="ce1">
              <table:table-cell>
                <text:p text:style-name="P7">Analista de Qualidade</text:p>
              </table:table-cell>
              <table:table-cell>
                <text:p text:style-name="P8">Ednaldo Dilorenzo</text:p>
              </table:table-cell>
              <table:table-cell>
                <text:p text:style-name="P8">Joelton</text:p>
              </table:table-cell>
            </table:table-row>
            <table:table-row table:style-name="ro2" table:default-cell-style-name="ce1">
              <table:table-cell>
                <text:p text:style-name="P7">Cliente</text:p>
              </table:table-cell>
              <table:table-cell>
                <text:p text:style-name="P8">Prefeitura de Monteiro, Secretária de Saúde</text:p>
              </table:table-cell>
              <table:table-cell>
                <text:p text:style-name="P8">Administração da UBS-6</text:p>
              </table:table-cell>
            </table:table-row>
            <table:table-row table:style-name="ro2" table:default-cell-style-name="ce1">
              <table:table-cell>
                <text:p text:style-name="P7">Desenvolvedor</text:p>
              </table:table-cell>
              <table:table-cell>
                <text:p text:style-name="P8">Jefferson, Joelton, Vanderlan</text:p>
              </table:table-cell>
              <table:table-cell>
                <text:p text:style-name="P8">Jefferson, Joelton, Vanderlan</text:p>
              </table:table-cell>
            </table:table-row>
            <table:table-row table:style-name="ro2" table:default-cell-style-name="ce1">
              <table:table-cell>
                <text:p text:style-name="P7">Gerente de Configuração</text:p>
              </table:table-cell>
              <table:table-cell>
                <text:p text:style-name="P8">Vanderlan</text:p>
              </table:table-cell>
              <table:table-cell>
                <text:p text:style-name="P8">Jefferson</text:p>
              </table:table-cell>
            </table:table-row>
            <table:table-row table:style-name="ro2" table:default-cell-style-name="ce1">
              <table:table-cell>
                <text:p text:style-name="P7">Líder de Projeto</text:p>
              </table:table-cell>
              <table:table-cell>
                <text:p text:style-name="P8">Joelon</text:p>
              </table:table-cell>
              <table:table-cell>
                <text:p text:style-name="P8">Vanderlan</text:p>
              </table:table-cell>
            </table:table-row>
            <table:table-row table:style-name="ro2" table:default-cell-style-name="ce1">
              <table:table-cell>
                <text:p text:style-name="P7">Testador</text:p>
              </table:table-cell>
              <table:table-cell>
                <text:p text:style-name="P8">Joelton</text:p>
              </table:table-cell>
              <table:table-cell>
                <text:p text:style-name="P8">Vanderl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Stakeholders do Projeto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akeholders do Projeto</text:span></text:p>
          </draw:text-box>
        </draw:frame>
        <draw:frame draw:style-name="standard" draw:layer="layout" svg:width="22.922cm" svg:height="10.169cm" svg:x="1.513cm" svg:y="8.105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ce1">
              <table:table-cell>
                <text:p>Stakeholders</text:p>
              </table:table-cell>
              <table:table-cell>
                <text:p>Função</text:p>
              </table:table-cell>
            </table:table-row>
            <table:table-row table:style-name="ro3" table:default-cell-style-name="ce1">
              <table:table-cell>
                <text:p>Jefferson Caldeira</text:p>
              </table:table-cell>
              <table:table-cell>
                <text:p>Analista e Desenvolvedor, Testador</text:p>
              </table:table-cell>
            </table:table-row>
            <table:table-row table:style-name="ro4" table:default-cell-style-name="ce1">
              <table:table-cell>
                <text:p>Joelton Quirino</text:p>
              </table:table-cell>
              <table:table-cell>
                <text:p>Analista, Desenvolvedor e Vacinador, Testador, Usuário</text:p>
                <text:p/>
              </table:table-cell>
            </table:table-row>
            <table:table-row table:style-name="ro3" table:default-cell-style-name="ce1">
              <table:table-cell>
                <text:p>Vanderlan Gomes</text:p>
              </table:table-cell>
              <table:table-cell>
                <text:p>Analista e Desenvolvedor, Testador</text:p>
              </table:table-cell>
            </table:table-row>
            <table:table-row table:style-name="ro3" table:default-cell-style-name="ce1">
              <table:table-cell>
                <text:p>Elenilda de Sousa</text:p>
              </table:table-cell>
              <table:table-cell>
                <text:p>Agente de Saúde usuária da Aplicação</text:p>
              </table:table-cell>
            </table:table-row>
            <table:table-row table:style-name="ro3" table:default-cell-style-name="ce1">
              <table:table-cell>
                <text:p>Adriana de Brito</text:p>
              </table:table-cell>
              <table:table-cell>
                <text:p>Administradora da UBS</text:p>
              </table:table-cell>
            </table:table-row>
            <table:table-row table:style-name="ro3" table:default-cell-style-name="ce1">
              <table:table-cell>
                <text:p>Ana Lorena</text:p>
              </table:table-cell>
              <table:table-cell>
                <text:p>Secretária de Saúde e Cliente</text:p>
              </table:table-cell>
            </table:table-row>
            <table:table-row table:style-name="ro3" table:default-cell-style-name="ce1">
              <table:table-cell>
                <text:p>Prefeitura de Monteiro - PB</text:p>
              </table:table-cell>
              <table:table-cell>
                <text:p>Cliente</text:p>
              </table:table-cell>
            </table:table-row>
            <table:table-row table:style-name="ro3" table:default-cell-style-name="ce1">
              <table:table-cell>
                <text:p>Ednaldo Dilorenzo</text:p>
              </table:table-cell>
              <table:table-cell>
                <text:p>Analista de qualidade e avaliado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layer="layout" svg:width="21.401cm" svg:height="3.806cm" svg:x="1.4cm" svg:y="4.238cm">
          <draw:text-box>
            <text:p>Interessados no Projeto – </text:p>
            <text:p><text:tab/><text:tab/><text:tab/><text:tab/><text:tab/><text:tab/>Vacinadores, Agentes Comunitários de Saúdes,</text:p>
            <text:p><text:tab/><text:tab/><text:tab/><text:tab/><text:tab/><text:tab/> Administradora da Unidade de Saúde, </text:p>
            <text:p><text:tab/><text:tab/><text:tab/><text:tab/><text:tab/><text:tab/>Secretária de <text:s/>Saúde, Prefeitura e </text:p>
            <text:p><text:tab/><text:tab/><text:tab/><text:tab/><text:tab/><text:tab/>Equipe desenvolvedora, Professor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Escopo do Projeto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scopo do Projeto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Planilha de Itens de Backlog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remissas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emissas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6">
              <text:list-item>
                <text:p text:style-name="P9"><text:span text:style-name="T3">Tamanho do display dos tablets superior a 7”;</text:span></text:p>
              </text:list-item>
              <text:list-item>
                <text:p text:style-name="P9"><text:span text:style-name="T3">Infraestrutura solicitada será disponibilizada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Restrições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trições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Pouco tempo para desenvolvimento;</text:span></text:p>
              </text:list-item>
              <text:list-item>
                <text:p text:style-name="P3"><text:span text:style-name="T3">Aplicação está de acordo com a lei de nº 2.073, de 31 de agosto de 2011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Riscos" draw:style-name="dp1" draw:master-page-name="Inspiration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iscos</text:span></text:p>
          </draw:text-box>
        </draw:frame>
        <draw:frame draw:name="Content Placeholder 2" presentation:style-name="pr3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Planilha de Ricos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Calibri3" svg:font-family="Calibri"/>
    <style:font-face style:name="Lohit Marathi2" svg:font-family="'Lohit Marathi'"/>
    <style:font-face style:name="Times New Roman1" svg:font-family="'Times New Roman'" style:font-family-generic="roman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Arial2" svg:font-family="Arial" style:font-pitch="variable"/>
    <style:font-face style:name="Calibri2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Marathi1" svg:font-family="'Lohit Marathi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WenQuanYi Zen Hei1" svg:font-family="'WenQuanYi Zen Hei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2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1" style:display-name="Título 1" style:family="graphic">
      <style:paragraph-properties fo:margin-top="0.746cm" fo:margin-bottom="0cm" fo:line-height="115%" fo:text-align="start" style:text-autospace="none" style:writing-mode="lr-tb"/>
      <style:text-properties fo:color="#2e74b5" style:font-name="Calibri Light1" fo:font-family="'Calibri Light'" style:font-family-generic="swiss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ar" style:country-asian="SA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fim" style:display-name="Caracteres de nota de fim" style:family="graphic">
      <style:paragraph-properties style:text-autospace="none"/>
      <style:text-properties style:text-position="11% 58%"/>
    </style:style>
    <style:style style:name="WW-Endnote_20_Characters" style:display-name="WW-End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fo:color="#2e74b5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/>
    </style:style>
    <style:style style:name="Texto_20_de_20_nota_20_de_20_rodapé_20_Char" style:display-name="Texto de nota de rodapé Char" style:family="graphic">
      <style:paragraph-properties style:text-autospace="none"/>
      <style:text-properties fo:font-size="10pt" style:font-size-asian="10pt" style:font-size-complex="10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ssunto_20_do_20_comentário_20_Char" style:display-name="Assunto do comentário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Rodapé_20_Char" style:display-name="Rodapé Cha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comentário_20_Char" style:display-name="Texto de comentário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Ref._20_de_20_comentário" style:display-name="Ref. de comentário" style:family="graphic">
      <style:paragraph-properties style:text-autospace="none"/>
      <style:text-properties fo:font-size="8pt" style:font-size-asian="8pt" style:font-size-complex="8pt"/>
    </style:style>
    <style:style style:name="Recuo_20_de_20_corpo_20_de_20_texto_20_Char" style:display-name="Recuo de corpo de texto Ch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0pt"/>
    </style:style>
    <style:style style:name="Texto_20_de_20_balão_20_Char" style:display-name="Texto de balão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WW8Num73z8" style:family="graphic">
      <style:paragraph-properties style:text-autospace="none"/>
    </style:style>
    <style:style style:name="WW8Num73z7" style:family="graphic">
      <style:paragraph-properties style:text-autospace="none"/>
    </style:style>
    <style:style style:name="WW8Num73z6" style:family="graphic">
      <style:paragraph-properties style:text-autospace="none"/>
    </style:style>
    <style:style style:name="WW8Num73z5" style:family="graphic">
      <style:paragraph-properties style:text-autospace="none"/>
    </style:style>
    <style:style style:name="WW8Num73z4" style:family="graphic">
      <style:paragraph-properties style:text-autospace="none"/>
    </style:style>
    <style:style style:name="WW8Num73z3" style:family="graphic">
      <style:paragraph-properties style:text-autospace="none"/>
    </style:style>
    <style:style style:name="WW8Num73z2" style:family="graphic">
      <style:paragraph-properties style:text-autospace="none"/>
    </style:style>
    <style:style style:name="WW8Num73z1" style:family="graphic">
      <style:paragraph-properties style:text-autospace="none"/>
    </style:style>
    <style:style style:name="WW8Num73z0" style:family="graphic">
      <style:paragraph-properties style:text-autospace="none"/>
    </style:style>
    <style:style style:name="WW8Num72z8" style:family="graphic">
      <style:paragraph-properties style:text-autospace="none"/>
    </style:style>
    <style:style style:name="WW8Num72z7" style:family="graphic">
      <style:paragraph-properties style:text-autospace="none"/>
    </style:style>
    <style:style style:name="WW8Num72z6" style:family="graphic">
      <style:paragraph-properties style:text-autospace="none"/>
    </style:style>
    <style:style style:name="WW8Num72z5" style:family="graphic">
      <style:paragraph-properties style:text-autospace="none"/>
    </style:style>
    <style:style style:name="WW8Num72z4" style:family="graphic">
      <style:paragraph-properties style:text-autospace="none"/>
    </style:style>
    <style:style style:name="WW8Num72z3" style:family="graphic">
      <style:paragraph-properties style:text-autospace="none"/>
    </style:style>
    <style:style style:name="WW8Num72z2" style:family="graphic">
      <style:paragraph-properties style:text-autospace="none"/>
    </style:style>
    <style:style style:name="WW8Num72z1" style:family="graphic">
      <style:paragraph-properties style:text-autospace="none"/>
    </style:style>
    <style:style style:name="WW8Num72z0" style:family="graphic">
      <style:paragraph-properties style:text-autospace="none"/>
    </style:style>
    <style:style style:name="WW8Num71z8" style:family="graphic">
      <style:paragraph-properties style:text-autospace="none"/>
    </style:style>
    <style:style style:name="WW8Num71z7" style:family="graphic">
      <style:paragraph-properties style:text-autospace="none"/>
    </style:style>
    <style:style style:name="WW8Num71z6" style:family="graphic">
      <style:paragraph-properties style:text-autospace="none"/>
    </style:style>
    <style:style style:name="WW8Num71z5" style:family="graphic">
      <style:paragraph-properties style:text-autospace="none"/>
    </style:style>
    <style:style style:name="WW8Num71z4" style:family="graphic">
      <style:paragraph-properties style:text-autospace="none"/>
    </style:style>
    <style:style style:name="WW8Num71z3" style:family="graphic">
      <style:paragraph-properties style:text-autospace="none"/>
    </style:style>
    <style:style style:name="WW8Num71z2" style:family="graphic">
      <style:paragraph-properties style:text-autospace="none"/>
    </style:style>
    <style:style style:name="WW8Num71z1" style:family="graphic">
      <style:paragraph-properties style:text-autospace="none"/>
    </style:style>
    <style:style style:name="WW8Num71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70z8" style:family="graphic">
      <style:paragraph-properties style:text-autospace="none"/>
    </style:style>
    <style:style style:name="WW8Num70z7" style:family="graphic">
      <style:paragraph-properties style:text-autospace="none"/>
    </style:style>
    <style:style style:name="WW8Num70z6" style:family="graphic">
      <style:paragraph-properties style:text-autospace="none"/>
    </style:style>
    <style:style style:name="WW8Num70z5" style:family="graphic">
      <style:paragraph-properties style:text-autospace="none"/>
    </style:style>
    <style:style style:name="WW8Num70z4" style:family="graphic">
      <style:paragraph-properties style:text-autospace="none"/>
    </style:style>
    <style:style style:name="WW8Num70z3" style:family="graphic">
      <style:paragraph-properties style:text-autospace="none"/>
    </style:style>
    <style:style style:name="WW8Num70z2" style:family="graphic">
      <style:paragraph-properties style:text-autospace="none"/>
    </style:style>
    <style:style style:name="WW8Num70z1" style:family="graphic">
      <style:paragraph-properties style:text-autospace="none"/>
    </style:style>
    <style:style style:name="WW8Num70z0" style:family="graphic">
      <style:paragraph-properties style:text-autospace="none"/>
    </style:style>
    <style:style style:name="WW8Num69z8" style:family="graphic">
      <style:paragraph-properties style:text-autospace="none"/>
    </style:style>
    <style:style style:name="WW8Num69z7" style:family="graphic">
      <style:paragraph-properties style:text-autospace="none"/>
    </style:style>
    <style:style style:name="WW8Num69z6" style:family="graphic">
      <style:paragraph-properties style:text-autospace="none"/>
    </style:style>
    <style:style style:name="WW8Num69z5" style:family="graphic">
      <style:paragraph-properties style:text-autospace="none"/>
    </style:style>
    <style:style style:name="WW8Num69z4" style:family="graphic">
      <style:paragraph-properties style:text-autospace="none"/>
    </style:style>
    <style:style style:name="WW8Num69z3" style:family="graphic">
      <style:paragraph-properties style:text-autospace="none"/>
    </style:style>
    <style:style style:name="WW8Num69z2" style:family="graphic">
      <style:paragraph-properties style:text-autospace="none"/>
    </style:style>
    <style:style style:name="WW8Num69z1" style:family="graphic">
      <style:paragraph-properties style:text-autospace="none"/>
    </style:style>
    <style:style style:name="WW8Num69z0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0pt"/>
    </style:style>
    <style:style style:name="WW8Num67z8" style:family="graphic">
      <style:paragraph-properties style:text-autospace="none"/>
    </style:style>
    <style:style style:name="WW8Num67z7" style:family="graphic">
      <style:paragraph-properties style:text-autospace="none"/>
    </style:style>
    <style:style style:name="WW8Num67z6" style:family="graphic">
      <style:paragraph-properties style:text-autospace="none"/>
    </style:style>
    <style:style style:name="WW8Num67z5" style:family="graphic">
      <style:paragraph-properties style:text-autospace="none"/>
    </style:style>
    <style:style style:name="WW8Num67z4" style:family="graphic">
      <style:paragraph-properties style:text-autospace="none"/>
    </style:style>
    <style:style style:name="WW8Num67z3" style:family="graphic">
      <style:paragraph-properties style:text-autospace="none"/>
    </style:style>
    <style:style style:name="WW8Num67z2" style:family="graphic">
      <style:paragraph-properties style:text-autospace="none"/>
    </style:style>
    <style:style style:name="WW8Num67z1" style:family="graphic">
      <style:paragraph-properties style:text-autospace="none"/>
    </style:style>
    <style:style style:name="WW8Num67z0" style:family="graphic">
      <style:paragraph-properties style:text-autospace="none"/>
    </style:style>
    <style:style style:name="WW8Num66z0" style:family="graphic">
      <style:paragraph-properties style:text-autospace="none"/>
    </style:style>
    <style:style style:name="WW8Num65z8" style:family="graphic">
      <style:paragraph-properties style:text-autospace="none"/>
    </style:style>
    <style:style style:name="WW8Num65z7" style:family="graphic">
      <style:paragraph-properties style:text-autospace="none"/>
    </style:style>
    <style:style style:name="WW8Num65z6" style:family="graphic">
      <style:paragraph-properties style:text-autospace="none"/>
    </style:style>
    <style:style style:name="WW8Num65z5" style:family="graphic">
      <style:paragraph-properties style:text-autospace="none"/>
    </style:style>
    <style:style style:name="WW8Num65z4" style:family="graphic">
      <style:paragraph-properties style:text-autospace="none"/>
    </style:style>
    <style:style style:name="WW8Num65z3" style:family="graphic">
      <style:paragraph-properties style:text-autospace="none"/>
    </style:style>
    <style:style style:name="WW8Num65z2" style:family="graphic">
      <style:paragraph-properties style:text-autospace="none"/>
    </style:style>
    <style:style style:name="WW8Num65z1" style:family="graphic">
      <style:paragraph-properties style:text-autospace="none"/>
    </style:style>
    <style:style style:name="WW8Num65z0" style:family="graphic">
      <style:paragraph-properties style:text-autospace="none"/>
    </style:style>
    <style:style style:name="WW8Num64z8" style:family="graphic">
      <style:paragraph-properties style:text-autospace="none"/>
    </style:style>
    <style:style style:name="WW8Num64z7" style:family="graphic">
      <style:paragraph-properties style:text-autospace="none"/>
    </style:style>
    <style:style style:name="WW8Num64z6" style:family="graphic">
      <style:paragraph-properties style:text-autospace="none"/>
    </style:style>
    <style:style style:name="WW8Num64z5" style:family="graphic">
      <style:paragraph-properties style:text-autospace="none"/>
    </style:style>
    <style:style style:name="WW8Num64z4" style:family="graphic">
      <style:paragraph-properties style:text-autospace="none"/>
    </style:style>
    <style:style style:name="WW8Num64z3" style:family="graphic">
      <style:paragraph-properties style:text-autospace="none"/>
    </style:style>
    <style:style style:name="WW8Num64z2" style:family="graphic">
      <style:paragraph-properties style:text-autospace="none"/>
    </style:style>
    <style:style style:name="WW8Num64z1" style:family="graphic">
      <style:paragraph-properties style:text-autospace="none"/>
    </style:style>
    <style:style style:name="WW8Num64z0" style:family="graphic">
      <style:paragraph-properties style:text-autospace="none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0" style:family="graphic">
      <style:paragraph-properties style:text-autospace="none"/>
      <style:text-properties fo:font-variant="small-caps" style:font-name="Arial1" fo:font-family="Arial" style:font-family-generic="swiss" style:font-pitch="variable" fo:font-size="11pt" style:font-name-asian="Arial1" style:font-family-asian="Arial" style:font-family-generic-asian="swiss" style:font-pitch-asian="variable"/>
    </style:style>
    <style:style style:name="WW8Num61z1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61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60z8" style:family="graphic">
      <style:paragraph-properties style:text-autospace="none"/>
    </style:style>
    <style:style style:name="WW8Num60z7" style:family="graphic">
      <style:paragraph-properties style:text-autospace="none"/>
    </style:style>
    <style:style style:name="WW8Num60z6" style:family="graphic">
      <style:paragraph-properties style:text-autospace="none"/>
    </style:style>
    <style:style style:name="WW8Num60z5" style:family="graphic">
      <style:paragraph-properties style:text-autospace="none"/>
    </style:style>
    <style:style style:name="WW8Num60z4" style:family="graphic">
      <style:paragraph-properties style:text-autospace="none"/>
    </style:style>
    <style:style style:name="WW8Num60z3" style:family="graphic">
      <style:paragraph-properties style:text-autospace="none"/>
    </style:style>
    <style:style style:name="WW8Num60z2" style:family="graphic">
      <style:paragraph-properties style:text-autospace="none"/>
    </style:style>
    <style:style style:name="WW8Num60z1" style:family="graphic">
      <style:paragraph-properties style:text-autospace="none"/>
    </style:style>
    <style:style style:name="WW8Num60z0" style:family="graphic">
      <style:paragraph-properties style:text-autospace="none"/>
    </style:style>
    <style:style style:name="WW8Num59z8" style:family="graphic">
      <style:paragraph-properties style:text-autospace="none"/>
    </style:style>
    <style:style style:name="WW8Num59z7" style:family="graphic">
      <style:paragraph-properties style:text-autospace="none"/>
    </style:style>
    <style:style style:name="WW8Num59z6" style:family="graphic">
      <style:paragraph-properties style:text-autospace="none"/>
    </style:style>
    <style:style style:name="WW8Num59z5" style:family="graphic">
      <style:paragraph-properties style:text-autospace="none"/>
    </style:style>
    <style:style style:name="WW8Num59z4" style:family="graphic">
      <style:paragraph-properties style:text-autospace="none"/>
    </style:style>
    <style:style style:name="WW8Num59z3" style:family="graphic">
      <style:paragraph-properties style:text-autospace="none"/>
    </style:style>
    <style:style style:name="WW8Num59z2" style:family="graphic">
      <style:paragraph-properties style:text-autospace="none"/>
    </style:style>
    <style:style style:name="WW8Num59z1" style:family="graphic">
      <style:paragraph-properties style:text-autospace="none"/>
    </style:style>
    <style:style style:name="WW8Num59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8z2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8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7z8" style:family="graphic">
      <style:paragraph-properties style:text-autospace="none"/>
    </style:style>
    <style:style style:name="WW8Num57z7" style:family="graphic">
      <style:paragraph-properties style:text-autospace="none"/>
    </style:style>
    <style:style style:name="WW8Num57z6" style:family="graphic">
      <style:paragraph-properties style:text-autospace="none"/>
    </style:style>
    <style:style style:name="WW8Num57z5" style:family="graphic">
      <style:paragraph-properties style:text-autospace="none"/>
    </style:style>
    <style:style style:name="WW8Num57z4" style:family="graphic">
      <style:paragraph-properties style:text-autospace="none"/>
    </style:style>
    <style:style style:name="WW8Num57z3" style:family="graphic">
      <style:paragraph-properties style:text-autospace="none"/>
    </style:style>
    <style:style style:name="WW8Num57z2" style:family="graphic">
      <style:paragraph-properties style:text-autospace="none"/>
    </style:style>
    <style:style style:name="WW8Num57z1" style:family="graphic">
      <style:paragraph-properties style:text-autospace="none"/>
    </style:style>
    <style:style style:name="WW8Num57z0" style:family="graphic">
      <style:paragraph-properties style:text-autospace="none"/>
    </style:style>
    <style:style style:name="WW8Num56z2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56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5z0" style:family="graphic">
      <style:paragraph-properties style:text-autospace="none"/>
    </style:style>
    <style:style style:name="WW8Num54z8" style:family="graphic">
      <style:paragraph-properties style:text-autospace="none"/>
    </style:style>
    <style:style style:name="WW8Num54z7" style:family="graphic">
      <style:paragraph-properties style:text-autospace="none"/>
    </style:style>
    <style:style style:name="WW8Num54z6" style:family="graphic">
      <style:paragraph-properties style:text-autospace="none"/>
    </style:style>
    <style:style style:name="WW8Num54z5" style:family="graphic">
      <style:paragraph-properties style:text-autospace="none"/>
    </style:style>
    <style:style style:name="WW8Num54z4" style:family="graphic">
      <style:paragraph-properties style:text-autospace="none"/>
    </style:style>
    <style:style style:name="WW8Num54z3" style:family="graphic">
      <style:paragraph-properties style:text-autospace="none"/>
    </style:style>
    <style:style style:name="WW8Num54z2" style:family="graphic">
      <style:paragraph-properties style:text-autospace="none"/>
    </style:style>
    <style:style style:name="WW8Num54z1" style:family="graphic">
      <style:paragraph-properties style:text-autospace="none"/>
    </style:style>
    <style:style style:name="WW8Num54z0" style:family="graphic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/>
    </style:style>
    <style:style style:name="WW8Num53z8" style:family="graphic">
      <style:paragraph-properties style:text-autospace="none"/>
    </style:style>
    <style:style style:name="WW8Num53z7" style:family="graphic">
      <style:paragraph-properties style:text-autospace="none"/>
    </style:style>
    <style:style style:name="WW8Num53z6" style:family="graphic">
      <style:paragraph-properties style:text-autospace="none"/>
    </style:style>
    <style:style style:name="WW8Num53z5" style:family="graphic">
      <style:paragraph-properties style:text-autospace="none"/>
    </style:style>
    <style:style style:name="WW8Num53z4" style:family="graphic">
      <style:paragraph-properties style:text-autospace="none"/>
    </style:style>
    <style:style style:name="WW8Num53z3" style:family="graphic">
      <style:paragraph-properties style:text-autospace="none"/>
    </style:style>
    <style:style style:name="WW8Num53z2" style:family="graphic">
      <style:paragraph-properties style:text-autospace="none"/>
    </style:style>
    <style:style style:name="WW8Num53z1" style:family="graphic">
      <style:paragraph-properties style:text-autospace="none"/>
    </style:style>
    <style:style style:name="WW8Num53z0" style:family="graphic">
      <style:paragraph-properties style:text-autospace="none"/>
    </style:style>
    <style:style style:name="WW8Num52z0" style:family="graphic">
      <style:paragraph-properties style:text-autospace="none"/>
    </style:style>
    <style:style style:name="WW8Num51z8" style:family="graphic">
      <style:paragraph-properties style:text-autospace="none"/>
    </style:style>
    <style:style style:name="WW8Num51z7" style:family="graphic">
      <style:paragraph-properties style:text-autospace="none"/>
    </style:style>
    <style:style style:name="WW8Num51z6" style:family="graphic">
      <style:paragraph-properties style:text-autospace="none"/>
    </style:style>
    <style:style style:name="WW8Num51z5" style:family="graphic">
      <style:paragraph-properties style:text-autospace="none"/>
    </style:style>
    <style:style style:name="WW8Num51z4" style:family="graphic">
      <style:paragraph-properties style:text-autospace="none"/>
    </style:style>
    <style:style style:name="WW8Num51z3" style:family="graphic">
      <style:paragraph-properties style:text-autospace="none"/>
    </style:style>
    <style:style style:name="WW8Num51z2" style:family="graphic">
      <style:paragraph-properties style:text-autospace="none"/>
    </style:style>
    <style:style style:name="WW8Num51z1" style:family="graphic">
      <style:paragraph-properties style:text-autospace="none"/>
    </style:style>
    <style:style style:name="WW8Num51z0" style:family="graphic">
      <style:paragraph-properties style:text-autospace="none"/>
    </style:style>
    <style:style style:name="WW8Num50z8" style:family="graphic">
      <style:paragraph-properties style:text-autospace="none"/>
    </style:style>
    <style:style style:name="WW8Num50z7" style:family="graphic">
      <style:paragraph-properties style:text-autospace="none"/>
    </style:style>
    <style:style style:name="WW8Num50z6" style:family="graphic">
      <style:paragraph-properties style:text-autospace="none"/>
    </style:style>
    <style:style style:name="WW8Num50z5" style:family="graphic">
      <style:paragraph-properties style:text-autospace="none"/>
    </style:style>
    <style:style style:name="WW8Num50z4" style:family="graphic">
      <style:paragraph-properties style:text-autospace="none"/>
    </style:style>
    <style:style style:name="WW8Num50z3" style:family="graphic">
      <style:paragraph-properties style:text-autospace="none"/>
    </style:style>
    <style:style style:name="WW8Num50z2" style:family="graphic">
      <style:paragraph-properties style:text-autospace="none"/>
    </style:style>
    <style:style style:name="WW8Num50z1" style:family="graphic">
      <style:paragraph-properties style:text-autospace="none"/>
    </style:style>
    <style:style style:name="WW8Num50z0" style:family="graphic">
      <style:paragraph-properties style:text-autospace="none"/>
    </style:style>
    <style:style style:name="WW8Num49z8" style:family="graphic">
      <style:paragraph-properties style:text-autospace="none"/>
    </style:style>
    <style:style style:name="WW8Num49z7" style:family="graphic">
      <style:paragraph-properties style:text-autospace="none"/>
    </style:style>
    <style:style style:name="WW8Num49z6" style:family="graphic">
      <style:paragraph-properties style:text-autospace="none"/>
    </style:style>
    <style:style style:name="WW8Num49z5" style:family="graphic">
      <style:paragraph-properties style:text-autospace="none"/>
    </style:style>
    <style:style style:name="WW8Num49z4" style:family="graphic">
      <style:paragraph-properties style:text-autospace="none"/>
    </style:style>
    <style:style style:name="WW8Num49z3" style:family="graphic">
      <style:paragraph-properties style:text-autospace="none"/>
    </style:style>
    <style:style style:name="WW8Num49z2" style:family="graphic">
      <style:paragraph-properties style:text-autospace="none"/>
    </style:style>
    <style:style style:name="WW8Num49z1" style:family="graphic">
      <style:paragraph-properties style:text-autospace="none"/>
    </style:style>
    <style:style style:name="WW8Num49z0" style:family="graphic">
      <style:paragraph-properties style:text-autospace="none"/>
    </style:style>
    <style:style style:name="WW8Num48z8" style:family="graphic">
      <style:paragraph-properties style:text-autospace="none"/>
    </style:style>
    <style:style style:name="WW8Num48z7" style:family="graphic">
      <style:paragraph-properties style:text-autospace="none"/>
    </style:style>
    <style:style style:name="WW8Num48z6" style:family="graphic">
      <style:paragraph-properties style:text-autospace="none"/>
    </style:style>
    <style:style style:name="WW8Num48z5" style:family="graphic">
      <style:paragraph-properties style:text-autospace="none"/>
    </style:style>
    <style:style style:name="WW8Num48z4" style:family="graphic">
      <style:paragraph-properties style:text-autospace="none"/>
    </style:style>
    <style:style style:name="WW8Num48z3" style:family="graphic">
      <style:paragraph-properties style:text-autospace="none"/>
    </style:style>
    <style:style style:name="WW8Num48z2" style:family="graphic">
      <style:paragraph-properties style:text-autospace="none"/>
    </style:style>
    <style:style style:name="WW8Num48z1" style:family="graphic">
      <style:paragraph-properties style:text-autospace="none"/>
    </style:style>
    <style:style style:name="WW8Num48z0" style:family="graphic">
      <style:paragraph-properties style:text-autospace="none"/>
    </style:style>
    <style:style style:name="WW8Num47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46z8" style:family="graphic">
      <style:paragraph-properties style:text-autospace="none"/>
    </style:style>
    <style:style style:name="WW8Num46z7" style:family="graphic">
      <style:paragraph-properties style:text-autospace="none"/>
    </style:style>
    <style:style style:name="WW8Num46z6" style:family="graphic">
      <style:paragraph-properties style:text-autospace="none"/>
    </style:style>
    <style:style style:name="WW8Num46z5" style:family="graphic">
      <style:paragraph-properties style:text-autospace="none"/>
    </style:style>
    <style:style style:name="WW8Num46z4" style:family="graphic">
      <style:paragraph-properties style:text-autospace="none"/>
    </style:style>
    <style:style style:name="WW8Num46z3" style:family="graphic">
      <style:paragraph-properties style:text-autospace="none"/>
    </style:style>
    <style:style style:name="WW8Num46z2" style:family="graphic">
      <style:paragraph-properties style:text-autospace="none"/>
    </style:style>
    <style:style style:name="WW8Num46z1" style:family="graphic">
      <style:paragraph-properties style:text-autospace="none"/>
    </style:style>
    <style:style style:name="WW8Num46z0" style:family="graphic">
      <style:paragraph-properties style:text-autospace="none"/>
    </style:style>
    <style:style style:name="WW8Num45z8" style:family="graphic">
      <style:paragraph-properties style:text-autospace="none"/>
    </style:style>
    <style:style style:name="WW8Num45z7" style:family="graphic">
      <style:paragraph-properties style:text-autospace="none"/>
    </style:style>
    <style:style style:name="WW8Num45z6" style:family="graphic">
      <style:paragraph-properties style:text-autospace="none"/>
    </style:style>
    <style:style style:name="WW8Num45z5" style:family="graphic">
      <style:paragraph-properties style:text-autospace="none"/>
    </style:style>
    <style:style style:name="WW8Num45z4" style:family="graphic">
      <style:paragraph-properties style:text-autospace="none"/>
    </style:style>
    <style:style style:name="WW8Num45z3" style:family="graphic">
      <style:paragraph-properties style:text-autospace="none"/>
    </style:style>
    <style:style style:name="WW8Num45z2" style:family="graphic">
      <style:paragraph-properties style:text-autospace="none"/>
    </style:style>
    <style:style style:name="WW8Num45z1" style:family="graphic">
      <style:paragraph-properties style:text-autospace="none"/>
    </style:style>
    <style:style style:name="WW8Num45z0" style:family="graphic">
      <style:paragraph-properties style:text-autospace="none"/>
    </style:style>
    <style:style style:name="WW8Num44z8" style:family="graphic">
      <style:paragraph-properties style:text-autospace="none"/>
    </style:style>
    <style:style style:name="WW8Num44z7" style:family="graphic">
      <style:paragraph-properties style:text-autospace="none"/>
    </style:style>
    <style:style style:name="WW8Num44z6" style:family="graphic">
      <style:paragraph-properties style:text-autospace="none"/>
    </style:style>
    <style:style style:name="WW8Num44z5" style:family="graphic">
      <style:paragraph-properties style:text-autospace="none"/>
    </style:style>
    <style:style style:name="WW8Num44z4" style:family="graphic">
      <style:paragraph-properties style:text-autospace="none"/>
    </style:style>
    <style:style style:name="WW8Num44z3" style:family="graphic">
      <style:paragraph-properties style:text-autospace="none"/>
    </style:style>
    <style:style style:name="WW8Num44z2" style:family="graphic">
      <style:paragraph-properties style:text-autospace="none"/>
    </style:style>
    <style:style style:name="WW8Num44z1" style:family="graphic">
      <style:paragraph-properties style:text-autospace="none"/>
    </style:style>
    <style:style style:name="WW8Num44z0" style:family="graphic">
      <style:paragraph-properties style:text-autospace="none"/>
    </style:style>
    <style:style style:name="WW8Num43z2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43z0" style:family="graphic">
      <style:paragraph-properties style:text-autospace="none"/>
    </style:style>
    <style:style style:name="WW8Num42z8" style:family="graphic">
      <style:paragraph-properties style:text-autospace="none"/>
    </style:style>
    <style:style style:name="WW8Num42z7" style:family="graphic">
      <style:paragraph-properties style:text-autospace="none"/>
    </style:style>
    <style:style style:name="WW8Num42z6" style:family="graphic">
      <style:paragraph-properties style:text-autospace="none"/>
    </style:style>
    <style:style style:name="WW8Num42z5" style:family="graphic">
      <style:paragraph-properties style:text-autospace="none"/>
    </style:style>
    <style:style style:name="WW8Num42z4" style:family="graphic">
      <style:paragraph-properties style:text-autospace="none"/>
    </style:style>
    <style:style style:name="WW8Num42z3" style:family="graphic">
      <style:paragraph-properties style:text-autospace="none"/>
    </style:style>
    <style:style style:name="WW8Num42z2" style:family="graphic">
      <style:paragraph-properties style:text-autospace="none"/>
    </style:style>
    <style:style style:name="WW8Num42z1" style:family="graphic">
      <style:paragraph-properties style:text-autospace="none"/>
    </style:style>
    <style:style style:name="WW8Num42z0" style:family="graphic">
      <style:paragraph-properties style:text-autospace="none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8" style:family="graphic">
      <style:paragraph-properties style:text-autospace="none"/>
    </style:style>
    <style:style style:name="WW8Num40z7" style:family="graphic">
      <style:paragraph-properties style:text-autospace="none"/>
    </style:style>
    <style:style style:name="WW8Num40z6" style:family="graphic">
      <style:paragraph-properties style:text-autospace="none"/>
    </style:style>
    <style:style style:name="WW8Num40z5" style:family="graphic">
      <style:paragraph-properties style:text-autospace="none"/>
    </style:style>
    <style:style style:name="WW8Num40z4" style:family="graphic">
      <style:paragraph-properties style:text-autospace="none"/>
    </style:style>
    <style:style style:name="WW8Num40z3" style:family="graphic">
      <style:paragraph-properties style:text-autospace="none"/>
    </style:style>
    <style:style style:name="WW8Num40z2" style:family="graphic">
      <style:paragraph-properties style:text-autospace="none"/>
    </style:style>
    <style:style style:name="WW8Num40z1" style:family="graphic">
      <style:paragraph-properties style:text-autospace="none"/>
    </style:style>
    <style:style style:name="WW8Num40z0" style:family="graphic">
      <style:paragraph-properties style:text-autospace="non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8" style:family="graphic">
      <style:paragraph-properties style:text-autospace="none"/>
    </style:style>
    <style:style style:name="WW8Num35z7" style:family="graphic">
      <style:paragraph-properties style:text-autospace="none"/>
    </style:style>
    <style:style style:name="WW8Num35z6" style:family="graphic">
      <style:paragraph-properties style:text-autospace="none"/>
    </style:style>
    <style:style style:name="WW8Num35z5" style:family="graphic">
      <style:paragraph-properties style:text-autospace="none"/>
    </style:style>
    <style:style style:name="WW8Num35z4" style:family="graphic">
      <style:paragraph-properties style:text-autospace="none"/>
    </style:style>
    <style:style style:name="WW8Num35z3" style:family="graphic">
      <style:paragraph-properties style:text-autospace="none"/>
    </style:style>
    <style:style style:name="WW8Num35z2" style:family="graphic">
      <style:paragraph-properties style:text-autospace="none"/>
    </style:style>
    <style:style style:name="WW8Num35z1" style:family="graphic">
      <style:paragraph-properties style:text-autospace="none"/>
    </style:style>
    <style:style style:name="WW8Num35z0" style:family="graphic">
      <style:paragraph-properties style:text-autospace="none"/>
    </style:style>
    <style:style style:name="WW8Num3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fo:font-variant="small-caps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color="#000000"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/>
    </style:style>
    <style:style style:name="WW8Num27z3" style:family="graphic">
      <style:paragraph-properties style:text-autospace="none"/>
      <style:text-properties fo:font-weight="normal" style:font-weight-asian="normal" style:font-weight-complex="normal"/>
    </style:style>
    <style:style style:name="WW8Num27z0" style:family="graphic">
      <style:paragraph-properties style:text-autospace="none"/>
      <style:text-properties fo:font-weight="bold" style:font-weight-asian="bold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2z2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21z2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3z1" style:family="graphic">
      <style:paragraph-properties style:text-autospace="none"/>
      <style:text-properties fo:font-variant="small-caps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25z8" style:family="graphic">
      <style:paragraph-properties style:text-autospace="none"/>
    </style:style>
    <style:style style:name="WW8Num25z7" style:family="graphic">
      <style:paragraph-properties style:text-autospace="none"/>
    </style:style>
    <style:style style:name="WW8Num25z6" style:family="graphic">
      <style:paragraph-properties style:text-autospace="none"/>
    </style:style>
    <style:style style:name="WW8Num25z5" style:family="graphic">
      <style:paragraph-properties style:text-autospace="none"/>
    </style:style>
    <style:style style:name="WW8Num25z4" style:family="graphic">
      <style:paragraph-properties style:text-autospace="none"/>
    </style:style>
    <style:style style:name="WW8Num25z3" style:family="graphic">
      <style:paragraph-properties style:text-autospace="none"/>
    </style:style>
    <style:style style:name="WW8Num25z2" style:family="graphic">
      <style:paragraph-properties style:text-autospace="none"/>
    </style:style>
    <style:style style:name="WW8Num25z1" style:family="graphic">
      <style:paragraph-properties style:text-autospace="none"/>
    </style:style>
    <style:style style:name="WW8Num20z1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8z2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5z1" style:family="graphic">
      <style:paragraph-properties style:text-autospace="none"/>
      <style:text-properties fo:font-variant="small-caps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 style:font-size-asian="10pt"/>
    </style:style>
    <style:style style:name="WW8Num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0" style:family="graphic">
      <style:paragraph-properties style:text-autospace="none"/>
      <style:text-properties fo:font-variant="small-caps" style:font-name="Arial1" fo:font-family="Arial" style:font-family-generic="swiss" style:font-pitch="variable" fo:font-size="11pt" style:font-name-asian="Arial1" style:font-family-asian="Arial" style:font-family-generic-asian="swiss" style:font-pitch-asian="variable"/>
    </style:style>
    <style:style style:name="WW8Num21z1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21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20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9z2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8z2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18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  <style:text-properties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0" style:family="graphic">
      <style:paragraph-properties style:text-autospace="none"/>
      <style:text-properties fo:font-variant="small-caps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0" style:family="graphic">
      <style:paragraph-properties style:text-autospace="none"/>
      <style:text-properties fo:color="#000000" style:font-name="Arial1" fo:font-family="Arial" style:font-family-generic="swiss" style:font-pitch="variable" fo:font-size="11pt" style:font-name-asian="Arial1" style:font-family-asian="Arial" style:font-family-generic-asian="swiss" style:font-pitch-asian="variable" style:font-size-asian="11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  <style:text-properties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pt" style:font-style-asian="normal" style:font-weight-asian="normal" style:font-style-complex="normal" style:font-weight-complex="normal" style:text-emphasize="none" style:text-scale="100%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  <style:text-properties fo:font-variant="small-caps"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weight-asian="bold" style:font-weight-complex="bold"/>
    </style:style>
    <style:style style:name="WW8Num6z0" style:family="graphic">
      <style:paragraph-properties style:text-autospace="none"/>
    </style:style>
    <style:style style:name="WW8Num5z2" style:family="graphic">
      <style:paragraph-properties style:text-autospace="none"/>
      <style:text-properties fo:font-variant="small-caps" style:font-name="Arial1" fo:font-family="Arial" style:font-family-generic="swiss" style:font-pitch="variable" fo:font-size="11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WW8Num5z0" style:family="graphic">
      <style:paragraph-properties style:text-autospace="none"/>
      <style:text-properties fo:font-variant="small-caps"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  <style:text-properties fo:font-variant="small-caps" style:font-name="Symbol" fo:font-family="Symbol" style:font-family-generic="roman" style:font-pitch="variable" fo:font-size="11pt" fo:font-weight="bold" style:font-name-asian="Symbol" style:font-family-asian="Symbol" style:font-family-generic-asian="roman" style:font-pitch-asian="variable" style:font-size-asian="11pt" style:font-weight-asian="bold" style:font-weight-complex="bold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Índice_20_de_20_figuras_20_1" style:display-name="Índice de figuras 1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6.903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pt" fo:country="BR" style:font-name-asian="Lohit Marathi2" style:font-family-asian="'Lohit Marathi'" style:font-size-asian="11pt" style:language-asian="ar" style:country-asian="SA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Lohit Marathi2" style:font-family-asian="'Lohit Marathi'" style:font-size-asian="11pt" style:language-asian="ar" style:country-asian="SA"/>
    </style:style>
    <style:style style:name="Sumário_20_10" style:display-name="Sumário 10" style:family="graphic">
      <style:paragraph-properties fo:margin-left="7.925cm" fo:margin-right="0cm" fo:margin-top="0cm" fo:margin-bottom="0.623cm" fo:line-height="115%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Calibri1" fo:font-family="Calibri" style:font-family-generic="swiss" style:font-pitch="variable" fo:font-size="11pt" fo:language="pt" fo:country="BR" style:font-name-asian="Lohit Marathi2" style:font-family-asian="'Lohit Marathi'" style:font-size-asian="11pt" style:language-asian="ar" style:country-asian="SA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údo_20_do_20_quadro" style:display-name="Conteúdo do quadro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Revisão" style:family="graphic">
      <style:paragraph-properties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ta_20_de_20_rodapé" style:display-name="Nota de rodapé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estern" style:family="graphic">
      <style:paragraph-properties fo:margin-top="0.871cm" fo:margin-bottom="0cm" fo:line-height="100%" fo:text-align="justify" style:text-autospace="none" style:writing-mode="lr-tb"/>
      <style:text-properties fo:color="#000000" style:font-name="Arial1" fo:font-family="Arial" style:font-family-generic="swiss" style:font-pitch="variable" fo:font-size="12pt" fo:language="pt" fo:country="BR" style:font-name-asian="Arial1" style:font-family-asian="Arial" style:font-family-generic-asian="swiss" style:font-pitch-asian="variable" style:font-size-asian="12pt" style:language-asian="ar" style:country-asian="SA"/>
    </style:style>
    <style:style style:name="Sumário_20_9" style:display-name="Sumário 9" style:family="graphic">
      <style:paragraph-properties fo:margin-left="5.475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8" style:display-name="Sumário 8" style:family="graphic">
      <style:paragraph-properties fo:margin-left="4.791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7" style:display-name="Sumário 7" style:family="graphic">
      <style:paragraph-properties fo:margin-left="4.106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6" style:display-name="Sumário 6" style:family="graphic">
      <style:paragraph-properties fo:margin-left="3.422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5" style:display-name="Sumário 5" style:family="graphic">
      <style:paragraph-properties fo:margin-left="2.738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4" style:display-name="Sumário 4" style:family="graphic">
      <style:paragraph-properties fo:margin-left="2.053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Sumário_20_3" style:display-name="Sumário 3" style:family="graphic">
      <style:paragraph-properties fo:margin-left="1.369cm" fo:margin-right="0cm" fo:margin-top="0cm" fo:margin-bottom="0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0pt" fo:language="pt" fo:country="BR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Sumário_20_2" style:display-name="Sumário 2" style:family="graphic">
      <style:paragraph-properties fo:margin-left="0.684cm" fo:margin-right="0cm" fo:margin-top="0cm" fo:margin-bottom="0cm" fo:line-height="115%" fo:text-align="start" fo:text-indent="0cm" style:text-autospace="none" style:writing-mode="lr-tb"/>
      <style:text-properties fo:font-variant="small-caps" style:use-window-font-color="true" style:font-name="Calibri1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Índice_20_de_20_ilustrações" style:display-name="Índice de ilustrações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Sumário_20_1" style:display-name="Sumário 1" style:family="graphic">
      <style:paragraph-properties fo:margin-top="0.374cm" fo:margin-bottom="0.374cm" fo:line-height="115%" fo:text-align="start" style:text-autospace="none" style:writing-mode="lr-tb"/>
      <style:text-properties fo:text-transform="uppercase" style:use-window-font-color="true" style:font-name="Calibri1" fo:font-family="Calibri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Assunto_20_do_20_comentário" style:display-name="Assunto do comentário" style:family="graphic">
      <style:paragraph-properties fo:margin-top="0cm" fo:margin-bottom="0.623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exto_20_de_20_comentário" style:display-name="Texto de comentári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Rodapé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beçalh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rpo_20_de_20_texto_20_recuado" style:display-name="Corpo de texto recuado" style:family="graphic">
      <style:paragraph-properties fo:margin-left="2.203cm" fo:margin-right="0cm" fo:margin-top="0cm" fo:margin-bottom="0cm" fo:line-height="100%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arágrafo_20_da_20_Lista" style:display-name="Parágrafo da Lista" style:family="graphic">
      <style:paragraph-properties fo:margin-top="1.494cm" fo:margin-bottom="1.494cm" fo:line-height="15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none" fo:country="none" style:font-name-asian="Tahoma1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pt" fo:country="BR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egenda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1" fo:font-family="Calibri" style:font-family-generic="swiss" style:font-pitch="variable" fo:font-size="9pt" fo:language="pt" fo:country="BR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weight-complex="bold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pt" fo:country="BR" style:font-name-asian="FreeSans2" style:font-family-asian="FreeSans" style:font-family-generic-asian="swiss" style:font-size-asian="11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32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1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7cm" fo:text-indent="0cm"/>
      <style:text-properties fo:font-size="19.3999996185303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2cm" fo:text-indent="0cm"/>
      <style:text-properties fo:font-size="19.3999996185303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  <style:text-properties fo:font-size="19.3999996185303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  <style:text-properties fo:font-size="19.3999996185303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3cm" fo:text-indent="0cm"/>
      <style:text-properties fo:font-size="19.3999996185303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3cm" fo:text-indent="0cm"/>
      <style:text-properties fo:font-size="19.3999996185303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3cm" fo:text-indent="0cm"/>
      <style:text-properties fo:font-size="14.8999996185303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center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09/04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 para editar o formato do texto do título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que para editar o formato do texto da estrutura de tópicos</text:span></text:p>
              <text:list>
                <text:list-item>
                  <text:p text:style-name="MP8"><text:span text:style-name="MT4">2.º Nível da estrutura de tópicos</text:span></text:p>
                  <text:list>
                    <text:list-item>
                      <text:p text:style-name="MP8"><text:span text:style-name="MT4">3.º Nível da estrutura de tópicos</text:span></text:p>
                      <text:list>
                        <text:list-item>
                          <text:p text:style-name="MP8"><text:span text:style-name="MT4">4.º Nível da estrutura de tópicos</text:span></text:p>
                          <text:list>
                            <text:list-item>
                              <text:p text:style-name="MP8"><text:span text:style-name="MT4">5.º Nível da estrutura de tópicos</text:span></text:p>
                              <text:list>
                                <text:list-item>
                                  <text:p text:style-name="MP8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09/04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14" draw:layer="backgroundobjects" svg:width="25.399cm" svg:height="19.04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dnaldo</meta:initial-creator>
    <meta:editing-cycles>35</meta:editing-cycles>
    <meta:creation-date>2015-03-03T01:01:25</meta:creation-date>
    <dc:date>2015-04-09T20:59:29.273360652</dc:date>
    <meta:editing-duration>PT2H33M15S</meta:editing-duration>
    <meta:generator>LibreOffice/4.2.7.2$Linux_X86_64 LibreOffice_project/420m0$Build-2</meta:generator>
    <dc:creator>Jefferson Silva</dc:creator>
    <meta:document-statistic meta:object-count="9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